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A70000441DA9021611.svm"/>
  <manifest:file-entry manifest:media-type="" manifest:full-path="Pictures/2000000700004EC20000230AD65AF9A9.svm"/>
  <manifest:file-entry manifest:media-type="" manifest:full-path="Pictures/20000007000020C40000159BE12ACD04.svm"/>
  <manifest:file-entry manifest:media-type="" manifest:full-path="Pictures/20000007000051A7000025507C4C76D3.svm"/>
  <manifest:file-entry manifest:media-type="" manifest:full-path="Pictures/20000007000051A7000043E82DE5341A.svm"/>
  <manifest:file-entry manifest:media-type="image/png" manifest:full-path="Pictures/100002010000003000000030453502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808080"/>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start" style:justify-single-word="false"/>
      <style:text-properties fo:color="#6666ff" fo:font-size="24pt" style:font-size-asian="24pt" style:font-size-complex="24pt"/>
    </style:style>
    <style:style style:name="P5" style:family="paragraph" style:parent-style-name="Header">
      <style:paragraph-properties fo:text-align="center" style:justify-single-word="false"/>
      <style:text-properties fo:color="#6666ff" fo:font-size="24pt" style:font-size-asian="24pt" style:font-size-complex="24pt"/>
    </style:style>
    <style:style style:name="P6" style:family="paragraph" style:parent-style-name="Footer">
      <style:paragraph-properties fo:text-align="end" style:justify-single-word="false"/>
    </style:style>
    <style:style style:name="P7" style:family="paragraph" style:parent-style-name="Standard">
      <style:paragraph-properties fo:margin-left="2cm" fo:margin-right="2cm" fo:text-align="justify" style:justify-single-word="false" fo:text-indent="0cm" style:auto-text-indent="false"/>
    </style:style>
    <style:style style:name="P8" style:family="paragraph" style:parent-style-name="Header">
      <style:paragraph-properties fo:margin-left="2cm" fo:margin-right="2cm" fo:text-align="center" style:justify-single-word="false" fo:text-indent="0cm" style:auto-text-indent="false"/>
      <style:text-properties fo:color="#6666ff" fo:font-size="24pt" style:font-size-asian="24pt" style:font-size-complex="24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2">
      <style:text-properties fo:font-style="normal" style:font-style-asian="normal" style:font-style-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ext_20_body">
      <style:paragraph-properties fo:text-align="start" style:justify-single-word="false"/>
      <style:text-properties fo:color="#000000" style:font-name="Times New Roman" fo:font-size="12pt" style:font-name-asian="Consolas" style:font-size-asian="12pt" style:font-name-complex="Consolas" style:font-size-complex="12pt"/>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KaisaKaavio</text:p>
      <text:p text:style-name="P5">Käyttöohje</text:p>
      <text:p text:style-name="P5"/>
      <text:p text:style-name="P7">KaisaKaavio on ilmainen, avoimen lähdekoodin ohjelma biljardikilpailuiden vetämisen avuksi, käyttäen Kaisabiljardista tuttua hakukaaviota eli ympyräkaaviota. Ohjelma suorittaa hakukaavion vaatimat hakulaskelmat automaattisesti ja kilpailun vetäjän tarvitsee vain syöttää päättyneiden pelien tulokset sekä käynnistää uusia pelejä pöytien vapautuessa.</text:p>
      <text:p text:style-name="P8"/>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11">Ohjelman asennus ja käyttöönotto<text:tab/>1</text:p>
          <text:p text:style-name="P11">Uuden kilpailun luominen<text:tab/>2</text:p>
          <text:p text:style-name="P11">Kilpailutiedostojen hallinta<text:tab/>5</text:p>
          <text:p text:style-name="P11">Kilpailuun ilmoittautuminen ja kaavion arvonta<text:tab/>5</text:p>
          <text:p text:style-name="P13">Pelaajien sijoittaminen kaavioon<text:tab/>7</text:p>
          <text:p text:style-name="P11">Kilpailun läpivienti<text:tab/>7</text:p>
          <text:p text:style-name="P11">Kilpailun tulosten tarkastelu ja julkaisu<text:tab/>7</text:p>
          <text:p text:style-name="P11">Kilpailuun liittyvien dokumenttien tarkastelu ja tulostaminen<text:tab/>7</text:p>
          <text:p text:style-name="P11">Rankingsarjojen ja -osakilpailujen pelaaminen<text:tab/>7</text:p>
          <text:p text:style-name="P11">Hakuvirheet ja muut virhetilanteet<text:tab/>8</text:p>
          <text:p text:style-name="P11">Uusien ominaisuuksien lisääminen ohjelmaan<text:tab/>8</text:p>
        </text:index-body>
      </text:table-of-content>
      <text:h text:style-name="Heading_20_1" text:outline-level="1"/>
      <text:h text:style-name="Heading_20_1" text:outline-level="1">Ohjelman asennus ja käyttöönotto</text:h>
      <text:p text:style-name="Text_20_body"/>
      <text:p text:style-name="P9">KaisaKaavio ohjelman voit ladata ilmaiseksi osoitteesta:</text:p>
      <text:p text:style-name="P9"><text:a xlink:type="simple" xlink:href="https://github.com/iliip0/KaisaKaavio/raw/refs/heads/main/KaisaKaavio.exe" text:style-name="Internet_20_link" text:visited-style-name="Visited_20_Internet_20_Link"><text:span text:style-name="T1">https://github.com/iliip0/KaisaKaavio/raw/refs/heads/main/KaisaKaavio.exe</text:span></text:a></text:p>
      <text:p text:style-name="P14">Vaihtoehtoisesti voit kopioida KaisaKaavio.exe tiedoston esimerkiksi muistitikulta koneellesi mikäli se on jo asennettu toiselle koneelle tai tuttavallasi on jo ohjelma koneellaan.</text:p>
      <text:p text:style-name="P10">Ohjelma ei vaadi asentamista eikä muiden ohjelmistojen asentamista vaan toimii sellaisenaan kaikissa Windows 10 sekä Windows 11 käyttöjärjestelmissä. </text:p>
      <text:p text:style-name="P10">Kun olet ladannut tai kopioinut KaisaKaavio.exe tiedoston koneellesi, voit siirtää sen haluamaasi kansioon (esimerkiksi Windows työpöydälle). KaisaKaavio ohjelman voit ajaa mistä tahansa kansiosta. </text:p>
      <text:p text:style-name="P10"><text:soft-page-break/>Ohjelma käynnistyy tuplaklikkaamalla KaisaKaavio.exe tiedostoa. KaisaKaavio ohjelma päivittää itsensä säännöllisin väliajoin uusimpaan versioon, joten ohjelmaa ei ole tarpeen ladata uudelleen kun se on kerran asennettu koneelle. Käytössäsi on aina uusin ja toimivin versio.</text:p>
      <text:p text:style-name="P9"/>
      <text:p text:style-name="Text_20_body"/>
      <text:h text:style-name="Heading_20_1" text:outline-level="1">Uuden kilpailun luominen</text:h>
      <text:p text:style-name="Text_20_body"/>
      <text:p text:style-name="Text_20_body">Uusi kilpailu luodaan käynnistämällä KaisaKaavio.exe. Tämän jälkeen avaa 'Kilpailut'-valikko ikkunan vasemmasta yläreunasta ja paina 'Uusi kilpailu' nappia.</text:p>
      <text:p text:style-name="Text_20_body"/>
      <text:p text:style-name="Text_20_body"><draw:frame draw:style-name="fr2" draw:name="graphics1" text:anchor-type="paragraph" svg:width="8.387cm" svg:height="5.532cm" draw:z-index="8"><draw:image xlink:href="Pictures/20000007000020C40000159BE12ACD04.svm" xlink:type="simple" xlink:show="embed" xlink:actuate="onLoad"/></draw:frame></text:p>
      <text:p text:style-name="Text_20_body">Tämä avaa uuden ikkunan, jossa pääset määrittelemään kilpailun nimen, tyypin sekä muut kilpailun tärkeimmät yksityiskohdat:</text:p>
      <text:p text:style-name="Text_20_body"/>
      <text:p text:style-name="Text_20_body"><draw:frame draw:style-name="fr3" draw:name="graphics3" text:anchor-type="paragraph" svg:width="17cm" svg:height="7.562cm" draw:z-index="9"><draw:image xlink:href="Pictures/2000000700004EC20000230AD65AF9A9.svm" xlink:type="simple" xlink:show="embed" xlink:actuate="onLoad"/></draw:frame></text:p>
      <text:p text:style-name="Text_20_body"><text:soft-page-break/>Tässä ikkunassa voit määrittää kilpailun lajin (Kaisa, Pool, Pyramidi, Kara, Heyball tai Snooker), nimen sekä kilpailun tyypin. Lisäksi voit halutessasi liittää kilpailun osaksi viikkokisaranking sarjaa. Kilpailun tyyppi vaikuttaa ohjelman toimintaa seuraavasti:</text:p>
      <text:list xml:id="list8480283781420928803" text:style-name="L1">
        <text:list-item>
          <text:p text:style-name="P17"><text:span text:style-name="T3">Viikkokisa</text:span><text:span text:style-name="T2"> – Viikkokisaa pelattaessa KaisaKaavio-ohjelman käyttöliittymä on yksinkertaisempi ja kaikki SbiL RG kilpailuihin ja SM kilpailuihin liittyvät käyttöliittymän elementit on piilotettu.</text:span></text:p>
          <text:p text:style-name="P17"><text:span text:style-name="T2">Pelaajia ei voida sijoittaa kaavioon RG tilanteen perusteella</text:span></text:p>
          <text:p text:style-name="P16">Viikkokilpailu on mahdollista liittää osaksi viikkokilpailu ranking sarjaa.</text:p>
          <text:p text:style-name="P16">Viikkokilpailussa pelaaminen on mahdollista aloittaa ennen kuin ilmoittautuminen on päättynyt. Kaavion yläosa voidaan arpoa kun paikalla on riittävästi pelaajia, jonka jälkeen ilmoittautumista voidaan jatkaa (katso Kilpailuun ilmoittautuminen ja kaavion arvonta kappale).</text:p>
          <text:p text:style-name="P16"><text:s/></text:p>
        </text:list-item>
        <text:list-item>
          <text:p text:style-name="P17"><text:span text:style-name="T3">RG kilpailu</text:span><text:span text:style-name="T2"> – RG tai SM kilpailua pelatessa käyttöliittymässä on enemmän elementtejä. Kaikki tyypilliset SbiL keskustelupalstalle tulevat ilmoitukset sekä tulokset ovat helposti kopioitavissa KaisaKaavio-ohjelmasta. </text:span></text:p>
          <text:p text:style-name="P16">RG kilpailussa voidaan sijoittaa kaavioon 1-8 pelaajaa. Ohjelma suorittaa sijoittamisen kuten Kaisabiljardin kilpailuohjesäännössä on kuvattu.</text:p>
          <text:p text:style-name="P16">RG kilpailua ei voi liittää viikkokisaranking sarjaan.</text:p>
          <text:p text:style-name="P16"/>
        </text:list-item>
      </text:list>
      <text:p text:style-name="P15">Kun kilpailun tyyppi ja muut asetukset on valittu sopivasti, uuden kilpailun luominen tapahtuu 'Luo uusi kilpailu!' napista. Tämän jälkeen pääset vielä säätämään kilpailun yksityiskohtia 'Kisainfo'-välilehdellä (ks kuva alla).</text:p>
      <text:p text:style-name="P15"/>
      <text:p text:style-name="P15"><draw:frame draw:style-name="fr4" draw:name="graphics5" text:anchor-type="paragraph" svg:width="17cm" svg:height="14.136cm" draw:z-index="11"><draw:image xlink:href="Pictures/20000007000051A7000043E82DE5341A.svm" xlink:type="simple" xlink:show="embed" xlink:actuate="onLoad"/></draw:frame><text:soft-page-break/></text:p>
      <text:p text:style-name="P15">Useimpia kilpailun detaljeja voi muokata missä vaiheessa tahansa kilpailun aikana. Sellaiset asetukset jotka vaikuttavat kaavion etenemiseen ja pelien hakuihin lukkiutuvat kun ensimmäinen toisen kierroksen peli alkaa. Tällaisia asetuksia ovat mm Kaavio, Max pelaajamäärä, sekä Tavoitepistemäärä.</text:p>
      <text:p text:style-name="P15"><text:span text:style-name="T4">Huom!</text:span> Riippuen kilpailun tyypistä, osa 'Kisainfo'-välilehden tiedoista saattaa olla piilotettuna. Esimerkiksi Lisenssivaatimus tai Osallistumisoikeus ei ole olennaista viikkokilpailuja pelatessa.</text:p>
      <text:p text:style-name="P15"/>
      <text:h text:style-name="P12" text:outline-level="2"/>
      <text:p text:style-name="P15"/>
      <text:p text:style-name="Text_20_body"/>
      <text:p text:style-name="P15"/>
      <text:h text:style-name="Heading_20_1" text:outline-level="1"><text:soft-page-break/>Kilpailutiedostojen hallinta</text:h>
      <text:p text:style-name="Text_20_body"/>
      <text:p text:style-name="Text_20_body">KaisaKaavio-ohjelmassa jokainen kilpailu tallennetaa erilliseen tiedostoon käyttäjän kovalevylle. Oletuksena kilpailut tallentuvat “Tiedostot” (MyDocuments) kansion alle “KaisaKaaviot” nimiseen kansioon, mutta voit halutessasi tallentaa kilpailut mihin tahansa muuhunkin kansioon.</text:p>
      <text:p text:style-name="Text_20_body">KaisaKaavio-ohjelma <text:span text:style-name="T4">tallentaa käynnissä olevan kilpailun automaattisesti</text:span> viiden minuutin välein, sekä aina kun ohjelma suljetaan, uusi kilpailu luodaan tai vanha kilpailu avataan. Käyttäjän ei siis koskaan tarvitse manuaalisesti tallentaa tiedostoa vaikka tämäkin on ohjelmassa mahdollista.</text:p>
      <text:p text:style-name="Text_20_body">Lisäksi ohjelma luo automaattisesti varmuuskopioita käynnissä olevasta kilpailusta siltä varalta että jotain menee pieleen. Varmuuskopiot löydät kansiosta “Tiedostot”\KaisaKaaviot\Varmuuskopiot.</text:p>
      <text:p text:style-name="Text_20_body"/>
      <text:p text:style-name="Text_20_body"><draw:frame draw:style-name="fr1" draw:name="graphics6" text:anchor-type="paragraph" svg:x="4.307cm" svg:y="1.699cm" svg:width="8.387cm" svg:height="5.532cm" draw:z-index="12"><draw:image xlink:href="Pictures/20000007000020C40000159BE12ACD04.svm" xlink:type="simple" xlink:show="embed" xlink:actuate="onLoad"/></draw:frame>Kilpailutiedostojen avaaminen ja tallentaminen tapahtuu 'Kilpailut' valikon kautta ikkunan vasemmassa yläreunassa:</text:p>
      <text:h text:style-name="Heading_20_1" text:outline-level="1"/>
      <text:p text:style-name="Text_20_body"><text:span text:style-name="T4">Huom!</text:span> Toisin kuin esimerkiksi Excel ohjelmassa, kilpailuja ei voi avata tuplaklikkaamalla kilpailutiedostoa kansiossa. Kilpailut pitää avata ohjelman 'Kilpailut'-valikon kautta.</text:p>
      <text:p text:style-name="Text_20_body"/>
      <text:h text:style-name="Heading_20_1" text:outline-level="1">Kilpailuun ilmoittautuminen ja kaavion arvonta</text:h>
      <text:p text:style-name="Text_20_body"/>
      <text:p text:style-name="Text_20_body">Osallistujien lisääminen sekä kaavion arvonta tapahtuu 'Arvonta' välilehdellä. Osallistujataulukon sarakkeiden määrä vaihtelee sen mukaan millainen kilpailu on luotu. Viikkokisamoodissa sarakkeita on vähemmän.</text:p>
      <text:p text:style-name="Text_20_body"><draw:frame draw:style-name="fr4" draw:name="graphics4" text:anchor-type="paragraph" svg:width="17cm" svg:height="14.18cm" draw:z-index="10"><draw:image xlink:href="Pictures/20000007000051A70000441DA9021611.svm" xlink:type="simple" xlink:show="embed" xlink:actuate="onLoad"/></draw:frame><text:soft-page-break/></text:p>
      <text:p text:style-name="Text_20_body">KaisaKaavio-ohjelma ei tällä hetkellä tarjoa työkaluja varsinaiseen kilpailuun ilmoittautumiseen (mahdollisesti myöhemmin). Ilmoittautuneet syötetään 'Arvonta'-välilehdelle taulukkoon.</text:p>
      <text:p text:style-name="Text_20_body"><text:span text:style-name="T4">KaisaKaavio-ohjelma mahdollistaa kaavion arvonnan useita kertoja</text:span> niin kauan kuin kilpailun toinen kierros ei ole alkanut. Ensimmäisellä arvontakerralla kaikki osallistujat arvotaan kaavioon. Tämän jälkeen on kuitenkin mahdollista lisätä vielä pelaajia (jälki-ilmoittautuneita) kilpailuun. Jälki-ilmoittautuneet voidaaan arpoa kaavioon 'Arvo kaavio' nappia painamalla. Tämä ei vaikuta jo arvottuihin pelaajiin ja ensimmäisen kierroksen peleihin vaan jälki-ilmoittautuneet arvotaan kaavion peräpäähän.</text:p>
      <text:p text:style-name="Text_20_body">Tämä mahdollistaa esimerkiksi viikkokilpailujen aloittamisen heti kun paikalla on muutama pelaaja. Voit myös tätä ominaisuutta hyödyntäen sijoittaa esimerkiksi osallistuvan kilpailunjohtajan kaavion viimeiseksi, jotta hän ehtii hoitaa kilpailun alkuhässäkät ennen pelejään.</text:p>
      <text:p text:style-name="Text_20_body">'Arvonta'-välilehden oikeassa laidassa on lista pelaajille, jotka eivät ole mukana ensimmäisessä arvonnassa (Matti Myöhäiset viikkokisoissa). Tällä listalla olevat nimet siirtyvät ensimmäisen arvonnan jälkeen varsinaiselle ilmoittautumislistalle (arpomattomina). </text:p>
      <text:p text:style-name="Text_20_body"/>
      <text:h text:style-name="Heading_20_2" text:outline-level="2"><text:soft-page-break/>Pelaajien sijoittaminen kaavioon</text:h>
      <text:p text:style-name="Text_20_body"/>
      <text:p text:style-name="Text_20_body">Jos kilpailu on SBiL Kaisa RG osakilpailu niin ohjelmassa on mahdollista sijoittaa 1-8 pelaaja kaavioon Kaisan kilpailuohjekirjan mukaisesti. Sijoittaminen tapahtuu kirjoittamalla sijoitusnumero 'Sijoitettu' sarakkeeseen ilmoittautumistaulukossa:</text:p>
      <text:p text:style-name="Text_20_body"/>
      <text:p text:style-name="Text_20_body"><draw:frame draw:style-name="fr5" draw:name="graphics7" text:anchor-type="paragraph" svg:width="17cm" svg:height="7.766cm" draw:z-index="13"><draw:image xlink:href="Pictures/20000007000051A7000025507C4C76D3.svm" xlink:type="simple" xlink:show="embed" xlink:actuate="onLoad"/></draw:frame> </text:p>
      <text:p text:style-name="Text_20_body">Kun pelit arvotaan, sijoitetut pelaajat sijoitetaan Kaisan kilpailuohjekirjan mukaisesti niin että eivät pelaa alkukierroksilla vastakkain (mikäli mahdollista).</text:p>
      <text:p text:style-name="Text_20_body"/>
      <text:h text:style-name="Heading_20_1" text:outline-level="1">Kilpailun läpivienti</text:h>
      <text:p text:style-name="Text_20_body"/>
      <text:h text:style-name="Heading_20_1" text:outline-level="1">Kilpailun tulosten tarkastelu ja julkaisu</text:h>
      <text:p text:style-name="Text_20_body"/>
      <text:h text:style-name="Heading_20_1" text:outline-level="1">Kilpailuun liittyvien dokumenttien tarkastelu ja tulostaminen</text:h>
      <text:p text:style-name="Text_20_body"/>
      <text:h text:style-name="Heading_20_1" text:outline-level="1">Rankingsarjojen ja -osakilpailujen pelaaminen</text:h>
      <text:p text:style-name="Text_20_body"/>
      <text:h text:style-name="Heading_20_1" text:outline-level="1"><text:soft-page-break/>Hakuvirheet ja muut virhetilanteet</text:h>
      <text:p text:style-name="Text_20_body"/>
      <text:h text:style-name="Heading_20_1" text:outline-level="1">Uusien ominaisuuksien lisääminen ohjelmaan</text:h>
      <text:p text:style-name="Text_20_body"/>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2" text:anchor-type="paragraph" svg:x="15.804cm" svg:y="-0.039cm" svg:width="1.27cm" svg:height="1.06cm" draw:z-index="7"><draw:image xlink:href="Pictures/100002010000003000000030453502B9.png" xlink:type="simple" xlink:show="embed" xlink:actuate="onLoad"/></draw:frame>KaisaKaavio – Käyttöohje</text:p>
        <text:p text:style-name="MP1">Copyright © Ilari Nieminen 2024</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ari Nieminen</meta:initial-creator>
    <meta:creation-date>2024-12-03T10:26:05.54</meta:creation-date>
    <meta:generator>OpenOffice/4.1.15$Win32 OpenOffice.org_project/4115m2$Build-9813</meta:generator>
    <dc:date>2024-12-16T13:55:00.45</dc:date>
    <dc:creator>Ilari Nieminen</dc:creator>
    <meta:editing-duration>PT9H25M15S</meta:editing-duration>
    <meta:editing-cycles>6</meta:editing-cycles>
    <meta:document-statistic meta:table-count="0" meta:image-count="7" meta:object-count="0" meta:page-count="8" meta:paragraph-count="62" meta:word-count="810" meta:character-count="7372"/>
  </office:meta>
</office:document-meta>
</file>